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fd2e" officeooo:paragraph-rsid="0006fd2e" style:font-weight-asian="bold" style:font-weight-complex="bold"/>
    </style:style>
    <style:style style:name="P2" style:family="paragraph" style:parent-style-name="Standard">
      <style:text-properties fo:font-weight="bold" officeooo:rsid="0007a0c5" officeooo:paragraph-rsid="0007a0c5" style:font-weight-asian="bold" style:font-weight-complex="bold"/>
    </style:style>
    <style:style style:name="P3" style:family="paragraph" style:parent-style-name="Standard">
      <style:text-properties officeooo:rsid="0006fd2e" officeooo:paragraph-rsid="0006fd2e"/>
    </style:style>
    <style:style style:name="P4" style:family="paragraph" style:parent-style-name="Standard" style:list-style-name="L1">
      <style:text-properties officeooo:paragraph-rsid="0006fd2e"/>
    </style:style>
    <style:style style:name="P5" style:family="paragraph" style:parent-style-name="Standard" style:list-style-name="L1">
      <style:text-properties officeooo:paragraph-rsid="00086e4b"/>
    </style:style>
    <style:style style:name="P6" style:family="paragraph" style:parent-style-name="Standard" style:list-style-name="L1">
      <style:text-properties officeooo:paragraph-rsid="00094035"/>
    </style:style>
    <style:style style:name="P7" style:family="paragraph" style:parent-style-name="Standard" style:list-style-name="L1">
      <style:text-properties officeooo:paragraph-rsid="000e5bef"/>
    </style:style>
    <style:style style:name="P8" style:family="paragraph" style:parent-style-name="Standard" style:list-style-name="L1">
      <style:text-properties officeooo:rsid="0007a0c5" officeooo:paragraph-rsid="0007a0c5"/>
    </style:style>
    <style:style style:name="P9" style:family="paragraph" style:parent-style-name="Standard" style:list-style-name="L1">
      <style:text-properties officeooo:rsid="00097f0d" officeooo:paragraph-rsid="00094035"/>
    </style:style>
    <style:style style:name="P10" style:family="paragraph" style:parent-style-name="Standard">
      <style:text-properties officeooo:rsid="000d2fdd" officeooo:paragraph-rsid="000d2fdd"/>
    </style:style>
    <style:style style:name="P11" style:family="paragraph" style:parent-style-name="Standard" style:list-style-name="L2">
      <style:text-properties officeooo:paragraph-rsid="0007a0c5"/>
    </style:style>
    <style:style style:name="P12" style:family="paragraph" style:parent-style-name="Standard" style:list-style-name="L2">
      <style:text-properties officeooo:rsid="00082e77" officeooo:paragraph-rsid="00082e77"/>
    </style:style>
    <style:style style:name="P13" style:family="paragraph" style:parent-style-name="Standard" style:list-style-name="L2">
      <style:text-properties officeooo:rsid="00082e77" officeooo:paragraph-rsid="000adcaf"/>
    </style:style>
    <style:style style:name="P14" style:family="paragraph" style:parent-style-name="Standard" style:list-style-name="L2">
      <style:text-properties officeooo:rsid="00082e77" officeooo:paragraph-rsid="0012571b"/>
    </style:style>
    <style:style style:name="P15" style:family="paragraph" style:parent-style-name="Standard" style:list-style-name="L2">
      <style:text-properties officeooo:rsid="00082e77" officeooo:paragraph-rsid="0013214a"/>
    </style:style>
    <style:style style:name="P16" style:family="paragraph" style:parent-style-name="Standard" style:list-style-name="L2">
      <style:text-properties officeooo:rsid="00082e77" officeooo:paragraph-rsid="0015099a"/>
    </style:style>
    <style:style style:name="P17" style:family="paragraph" style:parent-style-name="Standard" style:list-style-name="L2">
      <style:text-properties officeooo:rsid="00082e77" officeooo:paragraph-rsid="001555f1"/>
    </style:style>
    <style:style style:name="P18" style:family="paragraph" style:parent-style-name="Standard" style:list-style-name="L2">
      <style:text-properties officeooo:rsid="00082e77" officeooo:paragraph-rsid="00156abd"/>
    </style:style>
    <style:style style:name="T1" style:family="text">
      <style:text-properties officeooo:rsid="0006fd2e"/>
    </style:style>
    <style:style style:name="T2" style:family="text">
      <style:text-properties officeooo:rsid="0007a0c5"/>
    </style:style>
    <style:style style:name="T3" style:family="text">
      <style:text-properties officeooo:rsid="00086e4b"/>
    </style:style>
    <style:style style:name="T4" style:family="text">
      <style:text-properties officeooo:rsid="00094035"/>
    </style:style>
    <style:style style:name="T5" style:family="text">
      <style:text-properties fo:font-style="italic" officeooo:rsid="00094035"/>
    </style:style>
    <style:style style:name="T6" style:family="text">
      <style:text-properties officeooo:rsid="00097f0d"/>
    </style:style>
    <style:style style:name="T7" style:family="text">
      <style:text-properties officeooo:rsid="000adcaf"/>
    </style:style>
    <style:style style:name="T8" style:family="text">
      <style:text-properties officeooo:rsid="000ca57c"/>
    </style:style>
    <style:style style:name="T9" style:family="text">
      <style:text-properties officeooo:rsid="000e5bef"/>
    </style:style>
    <style:style style:name="T10" style:family="text">
      <style:text-properties officeooo:rsid="001014c1"/>
    </style:style>
    <style:style style:name="T11" style:family="text">
      <style:text-properties officeooo:rsid="0012071b"/>
    </style:style>
    <style:style style:name="T12" style:family="text">
      <style:text-properties officeooo:rsid="0012571b"/>
    </style:style>
    <style:style style:name="T13" style:family="text">
      <style:text-properties officeooo:rsid="0013214a"/>
    </style:style>
    <style:style style:name="T14" style:family="text">
      <style:text-properties officeooo:rsid="0015099a"/>
    </style:style>
    <style:style style:name="T15" style:family="text">
      <style:text-properties officeooo:rsid="001555f1"/>
    </style:style>
    <style:style style:name="T16" style:family="text">
      <style:text-properties officeooo:rsid="00156a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versy about multiple inheritance</text:p>
      <text:p text:style-name="P3"/>
      <text:list xml:id="list3271759913640144461" text:style-name="L1">
        <text:list-item>
          <text:p text:style-name="P4"><text:span text:style-name="T1">Multiple inheritance is supported in multiple programming languages like C++, python, </text:span><text:span text:style-name="T2">Ei</text:span><text:span text:style-name="T1">ffel, </text:span><text:span text:style-name="T3">P</text:span><text:span text:style-name="T2">erl, Common Lisp, Tcl, Scala and others. So it can't be a completely useless feature</text:span></text:p>
        </text:list-item>
        <text:list-item>
          <text:p text:style-name="P8">The reason it is not supported in Java is spelt out by James Gosling</text:p>
          <text:list>
            <text:list-item>
              <text:p text:style-name="P8">Rarely used</text:p>
            </text:list-item>
            <text:list-item>
              <text:p text:style-name="P8">Mis-understood</text:p>
            </text:list-item>
          </text:list>
        </text:list-item>
        <text:list-item>
          <text:p text:style-name="P5"><text:span text:style-name="T3">James gosling's observation does not mean that multiple inheritance is completely useless. After all there are many intuitive patterns that seem to </text:span><text:span text:style-name="T4">need multiple inheritance. </text:span></text:p>
        </text:list-item>
        <text:list-item>
          <text:p text:style-name="P6"><text:span text:style-name="T4">Multiple inheritance allows programmers to use more than one totally orthogonal hierarchy simultaneously, such as allowing </text:span><text:span text:style-name="T5">Cat</text:span><text:span text:style-name="T4"> to inherit from </text:span><text:span text:style-name="T5">Cartoon character</text:span><text:span text:style-name="T4"> and </text:span><text:span text:style-name="T5">Pet</text:span><text:span text:style-name="T4"> and </text:span><text:span text:style-name="T5">Mammal</text:span><text:span text:style-name="T4"> and access features from within all of those classes. Lack of multiple inheritance often results in a very awkwardly mixed hierarchy, or forces functionality to be rewritten in more than one place, with attendant maintenance problems – Wikipedia.</text:span></text:p>
        </text:list-item>
        <text:list-item>
          <text:p text:style-name="P6"><text:span text:style-name="T4">It would be nice to come across a </text:span><text:span text:style-name="T6">bad implementation of multiple inheritance to understand the “misunderstood” part of James gosling's assertion.</text:span></text:p>
        </text:list-item>
        <text:list-item>
          <text:p text:style-name="P7"><text:span text:style-name="T9">It would also be nice to come across an awkward implementation, </text:span><text:span text:style-name="T10">made awkward due to the fact that multiple inheritance </text:span><text:span text:style-name="T11">wasn't used.</text:span></text:p>
        </text:list-item>
        <text:list-item>
          <text:p text:style-name="P9">“Any language feature needs to reduce coding time without significantly increasing bugs. Since encapsulation is quite powerful in any language, the value of MI isn't that high, however the number of bugs can be quite large when you consider any kind of interesting corner cases. I would agree that virtual inheritance is the culprit of bugs, but it is vastly more valuable than MI”</text:p>
        </text:list-item>
        <text:list-item>
          <text:p text:style-name="P6"><text:span text:style-name="T6">“</text:span><text:span text:style-name="T8">I would argue that language features aren't just about reducing coding time. They're also about increasing the expressiveness of a language, and increasing performance”</text:span></text:p>
        </text:list-item>
      </text:list>
      <text:p text:style-name="P3"/>
      <text:p text:style-name="P10">An object whose class implements multiple inheritance contains as sub-objects, objects of all inherited classes together.</text:p>
      <text:p text:style-name="P2">References</text:p>
      <text:list xml:id="list5095132070259091733" text:style-name="L2">
        <text:list-item>
          <text:p text:style-name="P11"><text:a xlink:type="simple" xlink:href="http://en.wikipedia.org/wiki/Multiple_inheritance"><text:span text:style-name="T2">http://en.wikipedia.org/wiki/Multiple_inheritance</text:span></text:a></text:p>
        </text:list-item>
        <text:list-item>
          <text:p text:style-name="P12"><text:a xlink:type="simple" xlink:href="http://www.cs.dartmouth.edu/~mckeeman/cs118/references/OriginalJavaWhitepaper.pdf">http://www.cs.dartmouth.edu/~mckeeman/cs118/references/OriginalJavaWhitepaper.pdf</text:a></text:p>
        </text:list-item>
        <text:list-item>
          <text:p text:style-name="P13"><text:a xlink:type="simple" xlink:href="http://stackoverflow.com/a/291585"><text:span text:style-name="T7">http://stackoverflow.com/a/291585</text:span></text:a><text:span text:style-name="T7"> – Read the comments</text:span></text:p>
        </text:list-item>
        <text:list-item>
          <text:p text:style-name="P14"><text:a xlink:type="simple" xlink:href="http://stackoverflow.com/questions/225929/what-is-the-exact-problem-with-multiple-inheritance"><text:span text:style-name="T12">http://stackoverflow.com/questions/225929/what-is-the-exact-problem-with-multiple-inheritance</text:span></text:a></text:p>
        </text:list-item>
        <text:list-item>
          <text:p text:style-name="P15"><text:a xlink:type="simple" xlink:href="http://stackoverflow.com/a/364969"><text:span text:style-name="T13">http://stackoverflow.com/a/364969</text:span></text:a></text:p>
        </text:list-item>
        <text:list-item>
          <text:p text:style-name="P16"><text:a xlink:type="simple" xlink:href="http://stackoverflow.com/questions/406081/why-should-i-avoid-multiple-inheritance-in-c"><text:span text:style-name="T14">http://stackoverflow.com/questions/406081/why-should-i-avoid-multiple-inheritance-in-c</text:span></text:a></text:p>
        </text:list-item>
        <text:list-item>
          <text:p text:style-name="P17"><text:a xlink:type="simple" xlink:href="http://stackoverflow.com/questions/2843755/why-is-multiple-inheritance-not-supported-in-most-of-programming-language?lq=1"><text:span text:style-name="T15">http://stackoverflow.com/questions/2843755/why-is-multiple-inheritance-not-supported-in-most-of-programming-language?lq=1</text:span></text:a></text:p>
        </text:list-item>
        <text:list-item>
          <text:p text:style-name="P18"><text:a xlink:type="simple" xlink:href="http://stackoverflow.com/questions/191691/should-c-sharp-have-multiple-inheritance"><text:span text:style-name="T16">http://stackoverflow.com/questions/191691/should-c-sharp-have-multiple-inheritance</text:span></text:a></text:p>
        </text:list-item>
        <text:list-item>
          <text:p text:style-name="P18"><text:a xlink:type="simple" xlink:href="http://blog.jetbrains.com/kotlin/2011/08/multiple-inheritance-part-1-problems-with-the-existing-design/"><text:span text:style-name="T16">http://blog.jetbrains.com/kotlin/2011/08/multiple-inheritance-part-1-problems-with-the-existing-design/</text:span></text:a></text:p>
        </text:list-item>
        <text:list-item>
          <text:p text:style-name="P18"><text:a xlink:type="simple" xlink:href="http://www.gotw.ca/publications/mill06.htm"><text:span text:style-name="T16">http://www.gotw.ca/publications/mill06.ht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9:24:24</meta:creation-date>
    <dc:title>T1</dc:title>
    <meta:editing-duration>PT32S</meta:editing-duration>
    <meta:editing-cycles>3</meta:editing-cycles>
    <meta:generator>LibreOffice/4.0.2.2$Linux_x86 LibreOffice_project/400m0$Build-2</meta:generator>
    <meta:initial-creator>Kempa </meta:initial-creator>
    <dc:date>2013-08-02T22:01:26</dc:date>
    <dc:creator>Kempa </dc:creator>
    <meta:document-statistic meta:table-count="0" meta:image-count="0" meta:object-count="0" meta:page-count="1" meta:paragraph-count="23" meta:word-count="318" meta:character-count="2631" meta:non-whitespace-character-count="2353"/>
  </office:meta>
</office:document-meta>
</file>